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ffdc0" officeooo:paragraph-rsid="001ffdc0"/>
    </style:style>
    <style:style style:name="P2" style:family="paragraph" style:parent-style-name="Preformatted_20_Text">
      <style:text-properties officeooo:rsid="001ffdc0" officeooo:paragraph-rsid="0021ec48"/>
    </style:style>
    <style:style style:name="P3" style:family="paragraph" style:parent-style-name="Preformatted_20_Text">
      <style:paragraph-properties fo:text-align="center" style:justify-single-word="false"/>
      <style:text-properties officeooo:rsid="001ffdc0" officeooo:paragraph-rsid="001ffdc0"/>
    </style:style>
    <style:style style:name="P4" style:family="paragraph" style:parent-style-name="Preformatted_20_Text">
      <style:text-properties officeooo:rsid="001ffdc0" officeooo:paragraph-rsid="00239e79"/>
    </style:style>
    <style:style style:name="P5" style:family="paragraph" style:parent-style-name="Preformatted_20_Text">
      <style:text-properties style:text-underline-style="solid" style:text-underline-width="auto" style:text-underline-color="font-color" fo:font-weight="bold" officeooo:rsid="001ffdc0" officeooo:paragraph-rsid="001ffdc0" style:font-weight-asian="bold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4" style:family="text">
      <style:text-properties officeooo:rsid="0021ec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<text:s/><text:span text:style-name="T3">Adding Device Detection to Three Popular LAMP CMSes</text:span></text:p>
      <text:p text:style-name="P1"/>
      <text:p text:style-name="P4">Denver Joomla Meetup Group</text:p>
      <text:p text:style-name="P4">March 1, 2016</text:p>
      <text:p text:style-name="P4">Tom W. Hartung</text:p>
      <text:p text:style-name="P2"/>
      <text:p text:style-name="P5">My Questions for You!</text:p>
      <text:p text:style-name="P1"/>
      <text:p text:style-name="P1"/>
      <text:p text:style-name="P1"/>
      <text:p text:style-name="P1">Name (optional): __________________________________________________________</text:p>
      <text:p text:style-name="P1"/>
      <text:p text:style-name="P1"/>
      <text:p text:style-name="P1">Occupation (optional): ____________________________________________________</text:p>
      <text:p text:style-name="P1"/>
      <text:p text:style-name="P1"/>
      <text:p text:style-name="P1">1. Do you think this idea is worth pursuing, or should I go back to</text:p>
      <text:p text:style-name="P1"><text:s text:c="3"/>full time corporate drone work? <text:s/><text:span text:style-name="T4">Why or why not?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Do you have any use cases - scenarios in which you think this</text:p>
      <text:p text:style-name="P1"><text:s text:c="3"/>technique would be useful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 What is, or could be, the most interesting thing or things I could</text:p>
      <text:p text:style-name="P1"><text:s text:c="3"/>present about this topic?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3-01T16:09:03.956412251</dc:date>
    <meta:editing-duration>PT27S</meta:editing-duration>
    <meta:editing-cycles>2</meta:editing-cycles>
    <meta:document-statistic meta:table-count="0" meta:image-count="0" meta:object-count="0" meta:page-count="1" meta:paragraph-count="13" meta:word-count="88" meta:character-count="584" meta:non-whitespace-character-count="498"/>
  </office:meta>
</office:document-meta>
</file>